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0A000000A4000000F2596AE154.svm" manifest:media-type=""/>
  <manifest:file-entry manifest:full-path="Pictures/20000032000003ED0000016262AF9354.svm" manifest:media-type=""/>
  <manifest:file-entry manifest:full-path="Pictures/200000220000022E000001BBE997EF4A.svm" manifest:media-type=""/>
  <manifest:file-entry manifest:full-path="Pictures/2000003200000383000001935410656F.svm" manifest:media-type=""/>
  <manifest:file-entry manifest:full-path="Pictures/2000000A000000C7000000FAD57FA828.svm" manifest:media-type=""/>
  <manifest:file-entry manifest:full-path="Pictures/20000032000004250000016265A121D9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47cm" draw:stroke-linejoin="miter" draw:fill="none"/>
    </style:style>
    <style:style style:name="gr2" style:family="graphic" style:parent-style-name="standard">
      <style:graphic-properties draw:stroke="none" svg:stroke-width="0.047cm" draw:stroke-linejoin="miter" draw:fill="solid" draw:fill-color="#000000" draw:opacity="0%"/>
    </style:style>
    <style:style style:name="gr3" style:family="graphic" style:parent-style-name="standard">
      <style:graphic-properties draw:stroke="none" svg:stroke-width="0.047cm" draw:stroke-linejoin="miter" draw:fill="solid" draw:fill-color="#cfe2f3"/>
    </style:style>
    <style:style style:name="gr4" style:family="graphic" style:parent-style-name="standard">
      <style:graphic-properties draw:stroke="solid" svg:stroke-width="0.095cm" svg:stroke-color="#000000" draw:stroke-linejoin="round" draw:fill="none" fo:padding-top="0.172cm" fo:padding-bottom="0.172cm" fo:padding-left="0.297cm" fo:padding-right="0.297cm"/>
    </style:style>
    <style:style style:name="gr5" style:family="graphic" style:parent-style-name="standard">
      <style:graphic-properties draw:stroke="none" svg:stroke-width="0.047cm" draw:stroke-linejoin="miter" draw:fill="solid" draw:fill-color="#d9ead3"/>
    </style:style>
    <style:style style:name="gr6" style:family="graphic" style:parent-style-name="standard">
      <style:graphic-properties TexMathsArgs="14§display§Inc(J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Out(J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36§display§J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4§display§J^{\text{Up}}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4§display§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36§display§J^{\text{Down}}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layer="layout" svg:width="20.999cm" svg:height="12.371cm" svg:x="0cm" svg:y="0cm" svg:viewBox="0 0 21000 12372" draw:points="0,0 21000,0 21000,12372 0,12372">
          <text:p/>
        </draw:polygon>
        <draw:polygon draw:style-name="gr2" draw:layer="layout" svg:width="21.038cm" svg:height="12.372cm" svg:x="0cm" svg:y="0cm" svg:viewBox="0 0 21039 12373" draw:points="0,0 21039,0 21039,12373 0,12373">
          <text:p/>
        </draw:polygon>
        <draw:polygon draw:style-name="gr3" draw:layer="layout" svg:width="8.491cm" svg:height="4.453cm" svg:x="1.37cm" svg:y="0.556cm" svg:viewBox="0 0 8492 4454" draw:points="432,0 7597,2787 7813,2231 8492,3775 6948,4454 7164,3898 0,1112">
          <text:p/>
        </draw:polygon>
        <draw:polygon draw:style-name="gr4" draw:layer="layout" svg:width="8.491cm" svg:height="4.453cm" svg:x="1.37cm" svg:y="0.556cm" svg:viewBox="0 0 8492 4454" draw:points="432,0 7597,2787 7813,2231 8492,3775 6948,4454 7164,3898 0,1112">
          <text:p/>
        </draw:polygon>
        <draw:polygon draw:style-name="gr3" draw:layer="layout" svg:width="8.574cm" svg:height="4.235cm" svg:x="1.775cm" svg:y="7.708cm" svg:viewBox="0 0 8575 4236" draw:points="0,3111 7252,563 7055,0 8575,730 7846,2250 7648,1688 396,4236">
          <text:p/>
        </draw:polygon>
        <draw:polygon draw:style-name="gr4" draw:layer="layout" svg:width="8.574cm" svg:height="4.235cm" svg:x="1.775cm" svg:y="7.708cm" svg:viewBox="0 0 8575 4236" draw:points="0,3111 7252,563 7055,0 8575,730 7846,2250 7648,1688 396,4236">
          <text:p/>
        </draw:polygon>
        <draw:polygon draw:style-name="gr3" draw:layer="layout" svg:width="8.88cm" svg:height="2.385cm" svg:x="0cm" svg:y="4.926cm" svg:viewBox="0 0 8881 2386" draw:points="0,595 7688,596 7688,0 8881,1193 7688,2386 7688,1789 0,1788">
          <text:p/>
        </draw:polygon>
        <draw:polygon draw:style-name="gr4" draw:layer="layout" svg:width="8.88cm" svg:height="2.385cm" svg:x="0cm" svg:y="4.926cm" svg:viewBox="0 0 8881 2386" draw:points="0,595 7688,596 7688,0 8881,1193 7688,2386 7688,1789 0,1788">
          <text:p/>
        </draw:polygon>
        <draw:path draw:style-name="gr3" draw:layer="layout" svg:width="3.885cm" svg:height="3.957cm" svg:x="9.612cm" svg:y="4.14cm" svg:viewBox="0 0 3886 3958" svg:d="m0 1979c0-1093 870-1979 1943-1979 516 0 1010 209 1374 580 365 371 569 874 569 1399 0 1093-870 1979-1943 1979s-1943-886-1943-1979z">
          <text:p/>
        </draw:path>
        <draw:path draw:style-name="gr4" draw:layer="layout" svg:width="3.885cm" svg:height="3.957cm" svg:x="9.612cm" svg:y="4.14cm" svg:viewBox="0 0 3886 3958" svg:d="m0 1979c0-1093 870-1979 1943-1979 516 0 1010 209 1374 580 365 371 569 874 569 1399 0 1093-870 1979-1943 1979s-1943-886-1943-1979z">
          <text:p/>
        </draw:path>
        <draw:polygon draw:style-name="gr5" draw:layer="layout" svg:width="6.441cm" svg:height="2.873cm" svg:x="13.316cm" svg:y="2.361cm" svg:viewBox="0 0 6442 2874" draw:points="0,1794 5232,540 5103,0 6442,821 5621,2160 5491,1620 259,2874">
          <text:p/>
        </draw:polygon>
        <draw:polygon draw:style-name="gr4" draw:layer="layout" svg:width="6.441cm" svg:height="2.873cm" svg:x="13.316cm" svg:y="2.361cm" svg:viewBox="0 0 6442 2874" draw:points="0,1794 5232,540 5103,0 6442,821 5621,2160 5491,1620 259,2874">
          <text:p/>
        </draw:polygon>
        <draw:polygon draw:style-name="gr5" draw:layer="layout" svg:width="6.372cm" svg:height="3.152cm" svg:x="13.659cm" svg:y="6.898cm" svg:viewBox="0 0 6373 3153" draw:points="322,0 5471,1558 5632,1027 6373,2411 4989,3153 5149,2621 0,1063">
          <text:p/>
        </draw:polygon>
        <draw:polygon draw:style-name="gr4" draw:layer="layout" svg:width="6.372cm" svg:height="3.152cm" svg:x="13.659cm" svg:y="6.898cm" svg:viewBox="0 0 6373 3153" draw:points="322,0 5471,1558 5632,1027 6373,2411 4989,3153 5149,2621 0,1063">
          <text:p/>
        </draw:polygon>
        <draw:frame draw:style-name="gr6" draw:text-style-name="P1" draw:layer="layout" svg:width="3.253cm" svg:height="1.143cm" svg:x="5.51cm" svg:y="0.381cm">
          <draw:image xlink:href="Pictures/20000032000003ED0000016262AF9354.svm" xlink:type="simple" xlink:show="embed" xlink:actuate="onLoad">
            <text:p/>
          </draw:image>
        </draw:frame>
        <draw:frame draw:style-name="gr7" draw:text-style-name="P1" draw:layer="layout" svg:width="3.782cm" svg:height="1.259cm" svg:x="13.462cm" svg:y="0.392cm">
          <draw:image xlink:href="Pictures/20000032000004250000016265A121D9.svm" xlink:type="simple" xlink:show="embed" xlink:actuate="onLoad">
            <text:p/>
          </draw:image>
        </draw:frame>
        <draw:frame draw:style-name="gr8" draw:text-style-name="P1" draw:layer="layout" svg:width="0.713cm" svg:height="0.896cm" svg:x="11.232cm" svg:y="5.768cm">
          <draw:image xlink:href="Pictures/2000000A000000C7000000FAD57FA828.svm" xlink:type="simple" xlink:show="embed" xlink:actuate="onLoad">
            <text:p/>
          </draw:image>
        </draw:frame>
        <draw:frame draw:style-name="gr9" draw:text-style-name="P1" draw:layer="layout" svg:width="1.429cm" svg:height="1.134cm" svg:x="12.319cm" svg:y="3.057cm">
          <draw:image xlink:href="Pictures/200000220000022E000001BBE997EF4A.svm" xlink:type="simple" xlink:show="embed" xlink:actuate="onLoad">
            <text:p/>
          </draw:image>
        </draw:frame>
        <draw:frame draw:style-name="gr10" draw:text-style-name="P1" draw:layer="layout" svg:width="0.515cm" svg:height="0.762cm" svg:x="15.113cm" svg:y="3.81cm">
          <draw:image xlink:href="Pictures/2000000A000000A4000000F2596AE154.svm" xlink:type="simple" xlink:show="embed" xlink:actuate="onLoad">
            <text:p/>
          </draw:image>
        </draw:frame>
        <draw:path draw:style-name="gr3" draw:layer="layout" svg:width="3.885cm" svg:height="3.957cm" svg:x="19.685cm" svg:y="0.36cm" svg:viewBox="0 0 3886 3958" svg:d="m0 1979c0-1093 870-1979 1943-1979 516 0 1010 209 1374 580 365 371 569 874 569 1399 0 1093-870 1979-1943 1979s-1943-886-1943-1979z">
          <text:p/>
        </draw:path>
        <draw:path draw:style-name="gr4" draw:layer="layout" svg:width="3.885cm" svg:height="3.957cm" svg:x="19.812cm" svg:y="0.36cm" svg:viewBox="0 0 3886 3958" svg:d="m0 1979c0-1093 870-1979 1943-1979 516 0 1010 209 1374 580 365 371 569 874 569 1399 0 1093-870 1979-1943 1979s-1943-886-1943-1979z">
          <text:p/>
        </draw:path>
        <draw:frame draw:style-name="gr11" draw:text-style-name="P1" draw:layer="layout" svg:width="2.452cm" svg:height="1.099cm" svg:x="20.447cm" svg:y="1.822cm">
          <draw:image xlink:href="Pictures/2000003200000383000001935410656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4.274cm" fo:margin-left="0cm" fo:margin-right="0cm" fo:page-width="25.4cm" fo:page-height="13.15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4-10T16:34:35</dc:date>
    <dc:creator>Jack Reilly</dc:creator>
    <meta:generator>LibreOffice/3.6$MacOSX_x86 LibreOffice_project/2ef5aff-a6fb0ff-166bdff-cf087ad-0f1389</meta:generator>
    <meta:editing-duration>PT8M</meta:editing-duration>
    <meta:editing-cycles>5</meta:editing-cycles>
    <meta:document-statistic meta:object-count="22"/>
  </office:meta>
</office:document-meta>
</file>